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8000006B035356BFAF0E4A11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margin-top="0in" fo:margin-bottom="0.1965in" style:contextual-spacing="false"/>
    </style:style>
    <style:style style:name="P2" style:family="paragraph" style:parent-style-name="List_20_Heading">
      <style:paragraph-properties fo:margin-top="0in" fo:margin-bottom="0.1965in" style:contextual-spacing="false"/>
    </style:style>
    <style:style style:name="T1" style:family="text">
      <style:text-properties officeooo:rsid="0017a96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8.989in, 0in, -0.000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.0008in, 8.8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text:span text:style-name="T1"><draw:frame draw:style-name="fr2" draw:name="Image1" text:anchor-type="as-char" svg:y="-3.8728in" svg:width="7.3756in" svg:height="8.1984in" draw:z-index="0"><draw:image xlink:href="Pictures/1000000100000308000006B035356BFAF0E4A114.png" xlink:type="simple" xlink:show="embed" xlink:actuate="onLoad" draw:mime-type="image/png"/></draw:frame></text:span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Image2" text:anchor-type="as-char" svg:width="7.4953in" svg:height="8.2028in" draw:z-index="1"><draw:image xlink:href="Pictures/1000000100000308000006B035356BFAF0E4A1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56:03.288183778</meta:creation-date>
    <dc:date>2023-03-27T17:01:38.007735759</dc:date>
    <meta:editing-duration>PT5M35S</meta:editing-duration>
    <meta:editing-cycles>1</meta:editing-cycles>
    <meta:document-statistic meta:table-count="0" meta:image-count="2" meta:object-count="0" meta:page-count="2" meta:paragraph-count="2" meta:word-count="0" meta:character-count="0" meta:non-whitespace-character-count="0"/>
    <meta:generator>LibreOffice/7.4.3.2$Linux_X86_64 LibreOffice_project/1048a8393ae2eeec98dff31b5c133c5f1d08b890</meta:generator>
  </office:meta>
</office:document-meta>
</file>